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Sans Pro" svg:font-family="'Source Sans Pro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e40" officeooo:paragraph-rsid="000c6e40"/>
    </style:style>
    <style:style style:name="P2" style:family="paragraph" style:parent-style-name="Standard">
      <style:text-properties officeooo:rsid="000c6e40" officeooo:paragraph-rsid="000c6e40"/>
    </style:style>
  </office:automatic-styles>
  <office:body>
    <office:text>
      <text:tracked-changes>
        <text:changed-region xml:id="ct62537488" text:id="ct62537488">
          <text:deletion>
            <office:change-info>
              <dc:creator>Németh László</dc:creator>
              <dc:date>2018-11-21T16:24:00</dc:date>
            </office:change-info>
            <text:p text:style-name="P1">Removed paragraph</text:p>
            <text:p text:style-name="P1">Removed paragraph 2</text:p>
            <text:p text:style-name="P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62537488"/>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Sans Pro" svg:font-family="'Source Sans Pro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Source Sans Pr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Source Sans Pro" fo:font-family="'Source Sans Pro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Source Sans Pro" fo:font-family="'Source Sans Pro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émeth László</meta:initial-creator>
    <meta:creation-date>2018-11-21T16:24:10.447451699</meta:creation-date>
    <dc:date>2018-11-21T16:38:53.719521312</dc:date>
    <dc:creator>Németh László</dc:creator>
    <meta:editing-duration>PT4M3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6.2$Linux_X86_64 LibreOffice_project/10m0$Build-2</meta:generator>
  </office:meta>
</office:document-meta>
</file>